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42876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.0201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043. Find the Length of the Longest Common Prefix</text:h>
      <text:p text:style-name="P5">You are given two arrays with <text:span text:style-name="Strong_20_Emphasis"><text:span text:style-name="T1">positive</text:span></text:span> integers <text:span text:style-name="Source_20_Text"><text:span text:style-name="T2">arr1</text:span></text:span> and <text:span text:style-name="Source_20_Text"><text:span text:style-name="T2">arr2</text:span></text:span>.</text:p>
      <text:p text:style-name="P5">A <text:span text:style-name="Strong_20_Emphasis"><text:span text:style-name="T1">prefix</text:span></text:span> of a positive integer is an integer formed by one or more of its digits, starting from its <text:span text:style-name="Strong_20_Emphasis"><text:span text:style-name="T1">leftmost</text:span></text:span> digit. For example, <text:span text:style-name="Source_20_Text"><text:span text:style-name="T2">123</text:span></text:span> is a prefix of the integer <text:span text:style-name="Source_20_Text"><text:span text:style-name="T2">12345</text:span></text:span>, while <text:span text:style-name="Source_20_Text"><text:span text:style-name="T2">234</text:span></text:span> is <text:span text:style-name="Strong_20_Emphasis"><text:span text:style-name="T1">not</text:span></text:span>.</text:p>
      <text:p text:style-name="P5">A <text:span text:style-name="Strong_20_Emphasis"><text:span text:style-name="T1">common prefix</text:span></text:span> of two integers <text:span text:style-name="Source_20_Text"><text:span text:style-name="T2">a</text:span></text:span> and <text:span text:style-name="Source_20_Text"><text:span text:style-name="T2">b</text:span></text:span> is an integer <text:span text:style-name="Source_20_Text"><text:span text:style-name="T2">c</text:span></text:span>, such that <text:span text:style-name="Source_20_Text"><text:span text:style-name="T2">c</text:span></text:span> is a prefix of both <text:span text:style-name="Source_20_Text"><text:span text:style-name="T2">a</text:span></text:span> and <text:span text:style-name="Source_20_Text"><text:span text:style-name="T2">b</text:span></text:span>. For example, <text:span text:style-name="Source_20_Text"><text:span text:style-name="T2">5655359</text:span></text:span> and <text:span text:style-name="Source_20_Text"><text:span text:style-name="T2">56554</text:span></text:span> have a common prefix <text:span text:style-name="Source_20_Text"><text:span text:style-name="T2">565</text:span></text:span> while <text:span text:style-name="Source_20_Text"><text:span text:style-name="T2">1223</text:span></text:span> and <text:span text:style-name="Source_20_Text"><text:span text:style-name="T2">43456</text:span></text:span> <text:span text:style-name="Strong_20_Emphasis"><text:span text:style-name="T1">do not</text:span></text:span> have a common prefix.</text:p>
      <text:p text:style-name="P5">You need to find the length of the <text:span text:style-name="Strong_20_Emphasis"><text:span text:style-name="T1">longest common prefix</text:span></text:span> between all pairs of integers <text:span text:style-name="Source_20_Text"><text:span text:style-name="T2">(x, y)</text:span></text:span> such that <text:span text:style-name="Source_20_Text"><text:span text:style-name="T2">x</text:span></text:span> belongs to <text:span text:style-name="Source_20_Text"><text:span text:style-name="T2">arr1</text:span></text:span> and <text:span text:style-name="Source_20_Text"><text:span text:style-name="T2">y</text:span></text:span> belongs to <text:span text:style-name="Source_20_Text"><text:span text:style-name="T2">arr2</text:span></text:span>.</text:p>
      <text:p text:style-name="P5">Return <text:span text:style-name="Emphasis"><text:span text:style-name="T1">the length of the </text:span></text:span><text:span text:style-name="Emphasis"><text:span text:style-name="Strong_20_Emphasis"><text:span text:style-name="T1">longest</text:span></text:span></text:span><text:span text:style-name="Emphasis"><text:span text:style-name="T1"> common prefix among all pairs</text:span></text:span>.<text:span text:style-name="Emphasis"><text:span text:style-name="T1"> If no common prefix exists among them</text:span></text:span>, <text:span text:style-name="Emphasis"><text:span text:style-name="T1">return</text:span></text:span> <text:span text:style-name="Source_20_Text"><text:span text:style-name="T2">0</text:span></text:span>.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 arr1 = [1,10,100], arr2 = [1000]</text:p>
      <text:p text:style-name="P2"><text:span text:style-name="Strong_20_Emphasis"><text:span text:style-name="T1">Output:</text:span></text:span> 3</text:p>
      <text:p text:style-name="P2"><text:span text:style-name="Strong_20_Emphasis"><text:span text:style-name="T1">Explanation:</text:span></text:span> There are 3 pairs (arr1[i], arr2[j]):</text:p>
      <text:p text:style-name="P4">- The longest common prefix of (1, 1000) is 1.</text:p>
      <text:p text:style-name="P4">- The longest common prefix of (10, 1000) is 10.</text:p>
      <text:p text:style-name="P4">- The longest common prefix of (100, 1000) is 100.</text:p>
      <text:p text:style-name="P3">The longest common prefix is 100 with a length of 3.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 arr1 = [1,2,3], arr2 = [4,4,4]</text:p>
      <text:p text:style-name="P2"><text:span text:style-name="Strong_20_Emphasis"><text:span text:style-name="T1">Output:</text:span></text:span> 0</text:p>
      <text:p text:style-name="P2"><text:span text:style-name="Strong_20_Emphasis"><text:span text:style-name="T1">Explanation:</text:span></text:span> There exists no common prefix for any pair (arr1[i], arr2[j]), hence we return 0.</text:p>
      <text:p text:style-name="P3">Note that common prefixes between elements of the same array do not count.</text:p>
      <text:p text:style-name="P5"><text:span text:style-name="Strong_20_Emphasis"><text:span text:style-name="T1">Constraints:</text:span></text:span></text:p>
      <text:list text:style-name="L1">
        <text:list-item>
          <text:p text:style-name="P6"><text:span text:style-name="Source_20_Text"><text:span text:style-name="T2">1 &lt;= arr1.length, arr2.length &lt;= 5 * 10</text:span></text:span><text:span text:style-name="Source_20_Text"><text:span text:style-name="T3">4</text:span></text:span></text:p>
        </text:list-item>
        <text:list-item>
          <text:p text:style-name="P7"><text:span text:style-name="Source_20_Text"><text:span text:style-name="T2">1 &lt;= arr1[i], arr2[i] &lt;= 10</text:span></text:span><text:span text:style-name="Source_20_Text"><text:span text:style-name="T3">8</text:span></text:span></text:p>
        </text:list-item>
      </text:list>
      <text:p text:style-name="Text_20_body"/>
      <text:h text:style-name="P1" text:outline-level="1">3043. Find the Length of the Longest Common Prefix</text:h>
      <text:p text:style-name="P8">/*</text:p>
      <text:p text:style-name="P8"><text:s text:c="2"/><text:span text:style-name="T4"><text:s text:c="2"/>Brute force - TLE</text:span></text:p>
      <text:p text:style-name="P8"><text:s text:c="4"/>Time complexity: O(n*m*min(log_10(x),log_10(y)))</text:p>
      <text:p text:style-name="P8"><text:s text:c="4"/>Space complexity: O(1)</text:p>
      <text:p text:style-name="P8"><text:s text:c="4"/>n: size of arr1</text:p>
      <text:p text:style-name="P8"><text:s text:c="4"/>m: size of arr2</text:p>
      <text:p text:style-name="P8"><text:s text:c="4"/>x: elements of arr1</text:p>
      <text:p text:style-name="P8"><text:s text:c="4"/>y: elements of arr2</text:p>
      <text:p text:style-name="P8">*/</text:p>
      <text:p text:style-name="P8"/>
      <text:p text:style-name="P8">class Solution {</text:p>
      <text:p text:style-name="P8"><text:s text:c="4"/>public:</text:p>
      <text:p text:style-name="P8"><text:s text:c="8"/>int longest_prefix(std::string&amp; s1, std::string&amp; s2){</text:p>
      <text:p text:style-name="P8"><text:s text:c="12"/>int i=0;</text:p>
      <text:p text:style-name="P8"><text:s text:c="12"/>int limit=std::min(s1.size(),s2.size());</text:p>
      <text:p text:style-name="P8"><text:s text:c="12"/>while(i&lt;limit &amp;&amp; <text:s/>s1[i]==s2[i]) i++;</text:p>
      <text:p text:style-name="P8"><text:s text:c="12"/>return i;</text:p>
      <text:p text:style-name="P8"><text:s text:c="8"/>}</text:p>
      <text:p text:style-name="P8"><text:s text:c="8"/>int longestCommonPrefix(std::vector&lt;int&gt;&amp; arr1, std::vector&lt;int&gt;&amp; arr2) {</text:p>
      <text:p text:style-name="P8"><text:s text:c="12"/>int ans=0;</text:p>
      <text:p text:style-name="P8"><text:s text:c="12"/>for(auto&amp; x: arr1){</text:p>
      <text:p text:style-name="P8"><text:s text:c="16"/>for(auto&amp; y: arr2){</text:p>
      <text:p text:style-name="P8"><text:s text:c="20"/>std::string sx=std::to_string(x);</text:p>
      <text:p text:style-name="P8"><text:s text:c="20"/>std::string sy=std::to_string(y);</text:p>
      <text:p text:style-name="P8"><text:s text:c="20"/>ans=std::max(ans,longest_prefix(sx,sy));</text:p>
      <text:p text:style-name="P8"><text:s text:c="16"/>}</text:p>
      <text:p text:style-name="P8"><text:s text:c="12"/>}</text:p>
      <text:p text:style-name="P8"><text:s text:c="12"/>return ans;</text:p>
      <text:p text:style-name="P8"><text:s text:c="8"/>}</text:p>
      <text:p text:style-name="P8">};</text:p>
      <text:h text:style-name="P1" text:outline-level="1">3043. Find the Length of the Longest Common Prefix</text:h>
      <text:p text:style-name="P8">/*</text:p>
      <text:p text:style-name="P8"><text:s text:c="3"/><text:span text:style-name="T4"><text:s/>Hash set</text:span></text:p>
      <text:p text:style-name="P8"><text:s text:c="4"/>Time complexity: O(nlogx+mlogy)</text:p>
      <text:p text:style-name="P8"><text:s text:c="4"/>Space complexity: </text:p>
      <text:p text:style-name="P8"><text:s text:c="4"/>n: size of arr1</text:p>
      <text:p text:style-name="P8"><text:s text:c="4"/>m: size of arr2</text:p>
      <text:p text:style-name="P8"><text:s text:c="4"/>x: elements of arr1</text:p>
      <text:p text:style-name="P8"><text:s text:c="4"/>y: elements of arr2</text:p>
      <text:p text:style-name="P8">*/</text:p>
      <text:p text:style-name="P8">class Solution {</text:p>
      <text:p text:style-name="P8"><text:s text:c="4"/>public:</text:p>
      <text:p text:style-name="P8"><text:s text:c="8"/>std::unordered_set&lt;int&gt; get_prefixes(std::vector&lt;int&gt;&amp; arr1){</text:p>
      <text:p text:style-name="P8"><text:s text:c="12"/>std::unordered_set&lt;int&gt; prefixes;</text:p>
      <text:p text:style-name="P8"><text:s text:c="12"/>for(auto&amp; x: arr1){</text:p>
      <text:p text:style-name="P8"><text:s text:c="16"/>while(x!=0){</text:p>
      <text:p text:style-name="P8"><text:s text:c="20"/>prefixes.insert(x);</text:p>
      <text:p text:style-name="P8"><text:s text:c="20"/>x/=10;</text:p>
      <text:p text:style-name="P8"><text:s text:c="16"/>} <text:s text:c="8"/></text:p>
      <text:p text:style-name="P8"><text:s text:c="12"/>}</text:p>
      <text:p text:style-name="P8"><text:s text:c="12"/>return prefixes;</text:p>
      <text:p text:style-name="P8"><text:s text:c="8"/>}</text:p>
      <text:p text:style-name="P8"/>
      <text:p text:style-name="P8"><text:s text:c="8"/>int longestCommonPrefix(vector&lt;int&gt;&amp; arr1, vector&lt;int&gt;&amp; arr2) {</text:p>
      <text:p text:style-name="P8"><text:s text:c="12"/>std::unordered_set&lt;int&gt; prefixes=get_prefixes(arr1);</text:p>
      <text:p text:style-name="P8"><text:s text:c="12"/>int ans=0;</text:p>
      <text:p text:style-name="P8"><text:s text:c="12"/>for(auto&amp; y: arr2){</text:p>
      <text:p text:style-name="P8"><text:s text:c="14"/>while(y!=0 &amp;&amp; prefixes.find(y)==prefixes.end()) y/=10;</text:p>
      <text:p text:style-name="P8"><text:s text:c="14"/>if(prefixes.find(y)!=prefixes.end()) ans=std::max(ans,(int)floor(log10(y)+1));</text:p>
      <text:p text:style-name="P8"><text:s text:c="12"/>}</text:p>
      <text:p text:style-name="P8"><text:s text:c="12"/>return ans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21:03.231409881</meta:creation-date>
    <dc:date>2024-09-24T19:23:39.623410886</dc:date>
    <meta:editing-duration>PT2M3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85" meta:word-count="425" meta:character-count="3186" meta:non-whitespace-character-count="2312"/>
  </office:meta>
</office:document-meta>
</file>